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fo:color="#000099"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Cahier des charges</text:p>
      <text:p text:style-name="Standard"/>
      <text:p text:style-name="Standard"/>
      <text:p text:style-name="P3">Site web sur le thème de la schizophrénie</text:p>
      <text:p text:style-name="Standard"><text:tab/></text:p>
      <text:p text:style-name="P4"><text:span text:style-name="T1">Titre</text:span> : <text:span text:style-name="T3">Kententu schizophrénie</text:span></text:p>
      <text:p text:style-name="P2"/>
      <text:p text:style-name="P2"><text:span text:style-name="T2">Page d’accueil</text:span> : </text:p>
      <text:p text:style-name="P2">Une partie événement (avec un bandeau qui défile)</text:p>
      <text:p text:style-name="P2">Des articles de presse sur le sujet (avec le début de l'article et son lien)</text:p>
      <text:p text:style-name="P2">menu déroulant à gauche, rectangle verticale</text:p>
      <text:p text:style-name="P2">qui se retrouvera sur toutes les pages du site</text:p>
      <text:p text:style-name="P2"/>
      <text:p text:style-name="P2">Des vidéos sur le sujet et morceaux de texte </text:p>
      <text:p text:style-name="P2">menu déroulant à droite, rectangle verticale</text:p>
      <text:p text:style-name="P2">qui se retrouvera sur toutes les pages du site</text:p>
      <text:p text:style-name="P2"/>
      <text:p text:style-name="P2">une présentation de pourquoi ce site (un encadré au centre),</text:p>
      <text:p text:style-name="P2"/>
      <text:p text:style-name="P2">une définition de la maladie avec peut-être un lien (un encadré au centre),</text:p>
      <text:p text:style-name="P2"/>
      <text:p text:style-name="P2">un menu (avec des onglets photos ou dessin ou logo et texte ou une petite phrase)</text:p>
      <text:p text:style-name="P2"/>
      <text:p text:style-name="P2">un bouton se déconnecter du forum</text:p>
      <text:p text:style-name="P2"/>
      <text:p text:style-name="P2"/>
      <text:p text:style-name="P2"/>
      <text:p text:style-name="P2"><text:span text:style-name="T2">Onglet page 1</text:span> :</text:p>
      <text:p text:style-name="P2">Un lexique médical avec un abécédaire, </text:p>
      <text:p text:style-name="P2">un encadré avec une explication sur le fait que se soit un lexique spécifique à la maladie</text:p>
      <text:p text:style-name="P2"/>
      <text:p text:style-name="P2"><text:span text:style-name="T2">Onglet page 2</text:span> : livres (photo du livre, résumé et lien) </text:p>
      <text:p text:style-name="P2">Un rectangle vertical avec 1 photo</text:p>
      <text:p text:style-name="P2">en dessous le début du résumé</text:p>
      <text:p text:style-name="P2">une petite phrase "pour lire la suite..."</text:p>
      <text:p text:style-name="P2">et le lien en dessous</text:p>
      <text:p text:style-name="P2"/>
      <text:p text:style-name="P2">style folio </text:p>
      <text:p text:style-name="P2"/>
      <text:p text:style-name="P2"><text:span text:style-name="T2">Onglet page 3</text:span> : adresses utiles ex : MDPH et lien direct avec le site officiel</text:p>
      <text:p text:style-name="P2">se seront des lignes avec des liens</text:p>
      <text:p text:style-name="P2"/>
      <text:p text:style-name="P2"/>
      <text:p text:style-name="P2"><text:span text:style-name="T2">Onglet page 4</text:span> : un forum divisé en deux thèmes avec inscription à un compte :</text:p>
      <text:p text:style-name="P2"/>
      <text:p text:style-name="P2">formulaire d'inscription "dans un encadré"</text:p>
      <text:p text:style-name="P2">il doit y avoir les champs suivants qui seront obligatoires :</text:p>
      <text:p text:style-name="P2"/>
      <text:p text:style-name="P2">- civilité avec un triangle indiquant un menu déroulant mlle, m., mme</text:p>
      <text:p text:style-name="P2">- nom</text:p>
      <text:p text:style-name="P2">- prénom</text:p>
      <text:p text:style-name="P2"><text:soft-page-break/>- nom d'utilisateur,</text:p>
      <text:p text:style-name="P2">- date de naissance, avec un calendrier jour, mois, année</text:p>
      <text:p text:style-name="P2">- adresse mail : --------@-------</text:p>
      <text:p text:style-name="P2">- confirmation de l'adresse mail</text:p>
      <text:p text:style-name="P2">- mot de passe </text:p>
      <text:p text:style-name="P2">Mot de passe avec affichage du niveau de sécurité. Mot de passe considérer comme très</text:p>
      <text:p text:style-name="P2">sécurisé si il est composé d'au moins une majuscule, minuscule, lettre et caractère</text:p>
      <text:p text:style-name="P2">spécial et 8 caractères. La taille du mot de passe minimal sera fixé à 6 caractères et le</text:p>
      <text:p text:style-name="P2">maximum à 32 caractères.</text:p>
      <text:p text:style-name="P2">- confirmation du mot de passe</text:p>
      <text:p text:style-name="P2"/>
      <text:p text:style-name="P2">un bouton valider</text:p>
      <text:p text:style-name="P2">un bouton se connecter</text:p>
      <text:p text:style-name="P2"/>
      <text:p text:style-name="P2">un message de bienvenue à....... quand la personne est connectée</text:p>
      <text:p text:style-name="P2"/>
      <text:p text:style-name="P2">La connexion :</text:p>
      <text:p text:style-name="P2">dans un encadré</text:p>
      <text:p text:style-name="P2">la phrase "se connecter"</text:p>
      <text:p text:style-name="P2">nom d'utilisateur</text:p>
      <text:p text:style-name="P2">mot de passe</text:p>
      <text:p text:style-name="P2">un bouton connexion </text:p>
      <text:p text:style-name="P2"/>
      <text:p text:style-name="P2"/>
      <text:p text:style-name="P2"><text:tab/>1 forum avec dépôt de témoignages (sans interaction)<text:tab/><text:tab/><text:tab/></text:p>
      <text:p text:style-name="P2"><text:tab/>contrôle du contenu avant d'être mis en ligne</text:p>
      <text:p text:style-name="P2"><text:tab/><text:tab/></text:p>
      <text:p text:style-name="P2"><text:tab/>1 forum questions-réponses-discussions </text:p>
      <text:p text:style-name="P2"/>
      <text:p text:style-name="P2">- des catégories</text:p>
      <text:p text:style-name="P2">- le nom de l'utilisateur</text:p>
      <text:p text:style-name="P2">- le sujet </text:p>
      <text:p text:style-name="P2">- la date</text:p>
      <text:p text:style-name="P2">tout ceci dans des lignes de tableaux</text:p>
      <text:p text:style-name="P2">et dans chaque ligne correspondant à un nom d'utilisateur </text:p>
      <text:p text:style-name="P2">un bouton pour lui répondre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érie Belarbia</meta:initial-creator>
    <meta:creation-date>2021-11-20T21:11:04.71</meta:creation-date>
    <dc:date>2021-11-27T16:13:52.60</dc:date>
    <dc:creator>Valérie Belarbia</dc:creator>
    <meta:editing-duration>PT2H4M47S</meta:editing-duration>
    <meta:editing-cycles>8</meta:editing-cycles>
    <meta:generator>OpenOffice/4.1.2$Win32 OpenOffice.org_project/412m3$Build-9782</meta:generator>
    <meta:document-statistic meta:table-count="0" meta:image-count="0" meta:object-count="0" meta:page-count="2" meta:paragraph-count="63" meta:word-count="433" meta:character-count="2419"/>
  </office:meta>
</office:document-meta>
</file>